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lgorithmen und Datenstrukturen Praktikum – Dokumentation</text:span> </text:p>
      <text:p text:style-name="Standard"/>
      <text:p text:style-name="Standard"/>
      <text:list xml:id="list5600072384954323236" text:style-name="L1">
        <text:list-item>
          <text:p text:style-name="P2">Vorbereitung </text:p>
        </text:list-item>
        <text:list-item>
          <text:p text:style-name="P2">Implementierung rekursiver Quicksort</text:p>
        </text:list-item>
        <text:list-item>
          <text:p text:style-name="P2">Implementierung probabilistischer Quicksort</text:p>
        </text:list-item>
        <text:list-item>
          <text:p text:style-name="P2">Implementierung stackloser Quicksort (Iterativ)</text:p>
        </text:list-item>
        <text:list-item>
          <text:p text:style-name="P2">Bereitstellen von Testdaten</text:p>
        </text:list-item>
        <text:list-item>
          <text:p text:style-name="P2">Laufzeitanalyse</text:p>
        </text:list-item>
      </text:list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5">Worst-Case: Sortierte Liste &amp; Pivot-Element &gt; restliche Elemente</text:p>
      <text:p text:style-name="P5"/>
      <text:p text:style-name="P5">Anzahl Vergleiche im Worst-Case: </text:p>
      <text:p text:style-name="P5"/>
      <text:p text:style-name="P5"/>
      <text:p text:style-name="P4">(n *(n – 1)) / 2 </text:p>
      <text:p text:style-name="P5"/>
      <text:p text:style-name="P5"/>
      <text:p text:style-name="P7"><text:span text:style-name="T3">Best &amp; Average-Case besitzen dieselbe Laufzeit:</text:span></text:p>
      <text:p text:style-name="P7"><text:span text:style-name="T3"/></text:p>
      <text:p text:style-name="P7"><text:span text:style-name="T3"/></text:p>
      <text:p text:style-name="P6"><text:span text:style-name="T3">3/4*n – 3/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rius </meta:initial-creator>
    <meta:creation-date>2017-06-25T13:08:31.30</meta:creation-date>
    <dc:date>2017-06-26T20:55:09.76</dc:date>
    <dc:creator>Lerius </dc:creator>
    <meta:editing-duration>P1DT5H48M7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2" meta:word-count="54" meta:character-count="423"/>
  </office:meta>
</office:document-meta>
</file>